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50000017154B0EA4845B47C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  <style:paragraph-properties style:writing-mode="lr-tb"/>
    </style:style>
    <style:style style:name="gr5" style:family="graphic" style:parent-style-name="Default_5f_1">
      <style:graphic-properties draw:stroke="none" svg:stroke-color="#000000" draw:fill="none" draw:fill-color="#ffffff" fo:min-height="2.127cm"/>
      <style:paragraph-properties style:writing-mode="lr-tb"/>
    </style:style>
    <style:style style:name="gr6" style:family="graphic" style:parent-style-name="Default_5f_1">
      <style:graphic-properties draw:stroke="none" svg:stroke-color="#000000" draw:fill="none" draw:fill-color="#ffffff" fo:min-height="0.831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fo:min-height="1.417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74cm" fo:min-width="0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33) translate (1cm 0.994cm)">
            <text:p/>
          </draw:rect>
          <draw:line draw:style-name="gr2" draw:text-style-name="P1" draw:layer="layout" svg:x1="1cm" svg:y1="24.043cm" svg:x2="40.915cm" svg:y2="24.043cm">
            <text:p/>
          </draw:line>
          <draw:line draw:style-name="gr3" draw:text-style-name="P1" draw:layer="layout" svg:x1="1cm" svg:y1="26.051cm" svg:x2="27.55cm" svg:y2="26.061cm">
            <text:p/>
          </draw:line>
          <draw:line draw:style-name="gr3" draw:text-style-name="P1" draw:layer="layout" svg:x1="20.345cm" svg:y1="24.046cm" svg:x2="20.345cm" svg:y2="28.369cm">
            <text:p/>
          </draw:line>
          <draw:line draw:style-name="gr3" draw:text-style-name="P1" draw:layer="layout" svg:x1="27.55cm" svg:y1="24.044cm" svg:x2="27.55cm" svg:y2="28.223cm">
            <text:p/>
          </draw:line>
          <draw:line draw:style-name="gr3" draw:text-style-name="P1" draw:layer="layout" svg:x1="27.55cm" svg:y1="24.044cm" svg:x2="27.55cm" svg:y2="28.367cm">
            <text:p/>
          </draw:line>
          <draw:line draw:style-name="gr3" draw:text-style-name="P1" draw:layer="layout" svg:x1="17.319cm" svg:y1="24.047cm" svg:x2="17.319cm" svg:y2="28.37cm">
            <text:p/>
          </draw:line>
          <draw:line draw:style-name="gr3" draw:text-style-name="P1" draw:layer="layout" svg:x1="23.227cm" svg:y1="24.044cm" svg:x2="23.227cm" svg:y2="28.367cm">
            <text:p/>
          </draw:line>
          <draw:frame draw:style-name="gr4" draw:text-style-name="P2" draw:layer="layout" svg:width="6.762cm" svg:height="1.387cm" draw:transform="rotate (0.000349065850398866) translate (31.585cm 24.187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4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13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22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06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44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491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38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81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41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54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35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36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84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37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06cm">
            <draw:image xlink:href="Pictures/10000000000001250000017154B0EA4845B47C30.png" xlink:type="simple" xlink:show="embed" xlink:actuate="onLoad" draw:mime-type="image/png">
              <text:p/>
            </draw:image>
          </draw:frame>
          <draw:frame draw:style-name="gr20" draw:text-style-name="P2" draw:layer="layout" svg:width="9.166cm" svg:height="1.612cm" draw:transform="rotate (0.000174532925199433) translate (3.708cm 26.474cm)">
            <draw:text-box>
              <text:p><text:span text:style-name="T6">xxxxxx</text:span><text:span text:style-name="T2"> 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10T17:19:46.58</meta:creation-date>
    <dc:date>2023-03-31T13:43:08.363242064</dc:date>
    <meta:editing-duration>PT11H27M30S</meta:editing-duration>
    <meta:editing-cycles>28</meta:editing-cycles>
    <meta:generator>LibreOffice/7.2.0.4$Windows_X86_64 LibreOffice_project/9a9c6381e3f7a62afc1329bd359cc48accb6435b</meta:generator>
    <meta:document-statistic meta:object-count="26"/>
  </office:meta>
</office:document-meta>
</file>